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Segoe UI Semibold" svg:font-family="'Segoe UI Semibold', Segoe-Semibold"/>
    <style:font-face style:name="Segoe UI" svg:font-family="'Segoe UI', Tahoma"/>
    <style:font-face style:name="Segoe UI1" svg:font-family="'Segoe UI', Tahoma, Arial, Helvetica, sans-serif"/>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WW8Num2">
      <style:paragraph-properties fo:margin-left="1.058cm" fo:margin-right="0cm" fo:margin-top="0cm" fo:margin-bottom="0cm" style:line-height-at-least="0.503cm" fo:orphans="2" fo:widows="2" fo:text-indent="0cm" style:auto-text-indent="false" fo:background-color="transparent" fo:padding="0cm" fo:border="none">
        <style:tab-stops>
          <style:tab-stop style:position="1.058cm"/>
        </style:tab-stops>
        <style:background-image/>
      </style:paragraph-properties>
    </style:style>
    <style:style style:name="P2" style:family="paragraph" style:parent-style-name="Text_20_body" style:list-style-name="WW8Num3">
      <style:paragraph-properties fo:margin-left="1.058cm" fo:margin-right="0cm" fo:margin-top="0cm" fo:margin-bottom="0cm" style:line-height-at-least="0.503cm" fo:orphans="2" fo:widows="2" fo:text-indent="0cm" style:auto-text-indent="false" fo:background-color="transparent" fo:padding="0cm" fo:border="none">
        <style:tab-stops>
          <style:tab-stop style:position="1.058cm"/>
        </style:tab-stops>
        <style:background-image/>
      </style:paragraph-properties>
    </style:style>
    <style:style style:name="P3" style:family="paragraph" style:parent-style-name="Text_20_body" style:list-style-name="WW8Num4">
      <style:paragraph-properties fo:margin-left="1.058cm" fo:margin-right="0cm" fo:margin-top="0cm" fo:margin-bottom="0cm" style:line-height-at-least="0.503cm" fo:orphans="2" fo:widows="2" fo:text-indent="0cm" style:auto-text-indent="false" fo:background-color="transparent" fo:padding="0cm" fo:border="none">
        <style:tab-stops>
          <style:tab-stop style:position="1.058cm"/>
        </style:tab-stops>
        <style:background-image/>
      </style:paragraph-properties>
    </style:style>
    <style:style style:name="P4" style:family="paragraph" style:parent-style-name="Text_20_body" style:list-style-name="WW8Num4">
      <style:paragraph-properties fo:margin-left="1.058cm" fo:margin-right="0cm" fo:margin-top="0cm" fo:margin-bottom="0cm" style:line-height-at-least="0.503cm" fo:orphans="2" fo:widows="2" fo:text-indent="0cm" style:auto-text-indent="false" fo:background-color="transparent" fo:padding="0cm" fo:border="none">
        <style:tab-stops>
          <style:tab-stop style:position="1.058cm"/>
        </style:tab-stops>
        <style:background-image/>
      </style:paragraph-properties>
    </style:style>
    <style:style style:name="P5" style:family="paragraph" style:parent-style-name="Heading_20_2">
      <style:paragraph-properties fo:margin-top="0.423cm" fo:margin-bottom="0.212cm"/>
    </style:style>
    <style:style style:name="P6" style:family="paragraph" style:parent-style-name="Heading_20_2">
      <style:paragraph-properties fo:margin-top="0.423cm" fo:margin-bottom="0.212cm"/>
      <style:text-properties fo:font-variant="normal" fo:text-transform="none" fo:color="#253340" style:font-name="Verdana" fo:letter-spacing="0.026cm" fo:font-style="normal" fo:font-weight="normal" style:font-style-asian="normal" style:font-weight-asian="normal" style:font-name-complex="Segoe UI Semibold"/>
    </style:style>
    <style:style style:name="P7" style:family="paragraph" style:parent-style-name="Heading_20_2">
      <style:paragraph-properties fo:margin-top="0.529cm" fo:margin-bottom="0.397cm" fo:orphans="2" fo:widows="2" fo:padding="0cm" fo:border="none"/>
      <style:text-properties fo:font-variant="normal" fo:text-transform="none" fo:color="#253340" style:font-name="Segoe UI Semibold" fo:letter-spacing="0.026cm" fo:font-style="normal" fo:font-weight="normal" style:font-style-asian="normal" style:font-weight-asian="normal" style:font-name-complex="Segoe UI Semibold"/>
    </style:style>
    <style:style style:name="P8" style:family="paragraph" style:parent-style-name="Table_20_Contents">
      <style:paragraph-properties fo:margin-top="0.423cm" fo:margin-bottom="0.212cm" fo:line-height="142%" fo:padding="0.212cm" fo:border="0.002cm solid #dddddd"/>
      <style:text-properties style:font-name="Verdana"/>
    </style:style>
    <style:style style:name="P9" style:family="paragraph" style:parent-style-name="Table_20_Contents" style:master-page-name="Standard">
      <style:paragraph-properties fo:margin-top="0.423cm" fo:margin-bottom="0.212cm" fo:line-height="142%" style:page-number="auto" fo:padding="0.212cm" fo:border="0.002cm solid #dddddd"/>
      <style:text-properties style:font-name="Verdana"/>
    </style:style>
    <style:style style:name="T1" style:family="text">
      <style:text-properties fo:font-variant="normal" fo:text-transform="none" fo:color="#2e8bcc" style:text-line-through-style="none" fo:font-size="10pt" fo:letter-spacing="normal" fo:font-style="normal" style:text-underline-style="none" fo:font-weight="bold" style:font-size-asian="10pt" style:font-style-asian="normal" style:font-weight-asian="bold"/>
    </style:style>
    <style:style style:name="T2" style:family="text">
      <style:text-properties fo:font-variant="normal" fo:text-transform="none" fo:color="#253340" style:font-name="Segoe UI" fo:font-size="10pt" fo:letter-spacing="normal" fo:font-style="normal" fo:font-weight="bold" fo:background-color="transparent" style:font-size-asian="10pt" style:font-style-asian="normal" style:font-weight-asian="bold" style:font-name-complex="Segoe UI"/>
    </style:style>
    <style:style style:name="T3" style:family="text">
      <style:text-properties fo:font-variant="normal" fo:text-transform="none" fo:color="#253340" style:font-name="Segoe UI" fo:font-size="10pt" fo:letter-spacing="normal" fo:font-style="normal" fo:font-weight="normal" style:font-size-asian="10pt" style:font-style-asian="normal" style:font-weight-asian="normal" style:font-name-complex="Segoe UI"/>
    </style:style>
    <style:style style:name="T4" style:family="text">
      <style:text-properties fo:font-variant="normal" fo:text-transform="none" fo:color="#253340" fo:letter-spacing="0.026cm" fo:font-style="normal" fo:font-weight="normal" style:font-style-asian="normal" style:font-weight-asian="normal" style:font-name-complex="Segoe UI Semibold"/>
    </style:style>
    <style:style style:name="T5" style:family="text">
      <style:text-properties fo:font-variant="normal" fo:text-transform="none" fo:color="#253340" fo:letter-spacing="0.026cm" fo:font-style="normal" fo:font-weight="bold" style:font-style-asian="normal" style:font-weight-asian="bold" style:font-name-complex="Segoe UI Semibold" style:font-style-complex="normal" style:font-weight-complex="bold"/>
    </style:style>
    <style:style style:name="T6" style:family="text">
      <style:text-properties fo:font-variant="normal" fo:text-transform="none" fo:color="#253340" fo:letter-spacing="0.026cm" fo:font-style="normal" fo:font-weight="bold" style:font-style-asian="normal" style:font-weight-asian="bold" style:font-name-complex="Segoe UI Semibold" style:font-weight-complex="bold"/>
    </style:style>
    <style:style style:name="T7" style:family="text">
      <style:text-properties fo:font-variant="normal" fo:text-transform="none" fo:color="#253340" fo:letter-spacing="0.026cm" fo:font-style="normal" fo:font-weight="bold" style:font-style-asian="normal" style:font-weight-asian="normal" style:font-name-complex="Segoe UI Semibold"/>
    </style:style>
    <style:style style:name="T8" style:family="text">
      <style:text-properties fo:font-variant="normal" fo:text-transform="none" fo:color="#253340" style:font-name="Segoe UI Semibold" fo:letter-spacing="0.026cm" fo:font-style="normal" fo:font-weight="normal" style:font-style-asian="normal" style:font-weight-asian="normal" style:font-name-complex="Segoe UI Semibold"/>
    </style:style>
    <style:style style:name="T9" style:family="text">
      <style:text-properties fo:font-variant="normal" fo:text-transform="none" fo:color="#253340" fo:font-size="12pt" fo:letter-spacing="0.026cm" fo:font-style="normal" fo:font-weight="bold" style:font-size-asian="12pt" style:font-style-asian="normal" style:font-weight-asian="bold" style:font-name-complex="Segoe UI Semibold" style:font-size-complex="12pt" style:font-style-complex="normal" style:font-weight-complex="bold"/>
    </style:style>
    <style:style style:name="T10" style:family="text">
      <style:text-properties fo:font-variant="normal" fo:text-transform="none" fo:color="#253340" fo:font-size="12pt" fo:letter-spacing="0.026cm" fo:font-style="normal" fo:font-weight="bold" style:font-size-asian="12pt" style:font-style-asian="normal" style:font-weight-asian="bold" style:font-name-complex="Segoe UI Semibold" style:font-size-complex="12pt" style:font-weight-complex="bold"/>
    </style:style>
    <style:style style:name="T11" style:family="text">
      <style:text-properties fo:font-variant="normal" fo:text-transform="none" fo:color="#253340" fo:font-size="24pt" fo:letter-spacing="0.026cm" fo:font-style="normal" fo:font-weight="bold" style:font-size-asian="24pt" style:font-style-asian="normal" style:font-weight-asian="bold" style:font-name-complex="Segoe UI Semibold" style:font-size-complex="24pt" style:font-style-complex="normal" style:font-weight-complex="bold"/>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Design Patterns<text:line-break/></text:span><text:span text:style-name="T9">Creational Patterns</text:span><text:span text:style-name="T4"><text:line-break/>These design patterns provide a way to create objects while hiding the creation logic, rather than instantiating objects directly using new operator. This gives program more flexibility in deciding which objects need to be created for a given use case.<text:line-break/></text:span><text:span text:style-name="T12">Abstract Factory Pattern: <text:line-break/></text:span>Create instances of classes belonging to different families<text:line-break/><text:span text:style-name="T12">Builder Pattern:<text:line-break/></text:span>Separate representation and object construction<text:line-break/><text:span text:style-name="T12">Factory Method Pattern:<text:line-break/></text:span>Create instances of derived classes<text:line-break/><text:span text:style-name="T12">Prototype Pattern:<text:line-break/></text:span>Clone or copy initialized instances<text:line-break/><text:span text:style-name="T12">Singleton Pattern:<text:line-break/></text:span>Class with only one single possible instance</text:p>
      <text:p text:style-name="P8"><text:span text:style-name="T10">Structural Patterns</text:span><text:span text:style-name="T4"><text:line-break/>These design patterns concern class and object composition. Concept of inheritance is used to compose interfaces and define ways to compose objects to obtain new functionalities.<text:line-break/></text:span><text:span text:style-name="T12">Adapter Pattern: </text:span><text:line-break/>Match interfaces of classes with different interfaces.<text:line-break/><text:span text:style-name="T12">Bridge Pattern:</text:span><text:line-break/>Separate implementation and object interfaces.<text:line-break/><text:span text:style-name="T12">Composite:</text:span><text:line-break/>Simple and composite objects tree<text:line-break/><text:span text:style-name="T12">Decorator:</text:span><text:line-break/>Dynamically add responsibilities to objects.<text:line-break/><text:span text:style-name="T12">Facade:</text:span><text:line-break/>Class that represents subclasses and subsystems.<text:line-break/><text:span text:style-name="T12">Flyweight:</text:span><text:line-break/>Minimize memory usage by sharing as much data as possible with similar objects<text:line-break/><text:span text:style-name="T12">Proxy:</text:span><text:line-break/>Object that represents another object</text:p>
      <text:p text:style-name="P8"><text:soft-page-break/><text:span text:style-name="T7">Behavioural Patterns</text:span><text:span text:style-name="T4"><text:line-break/>These design patterns are specifically concerned with communication between objects.<text:line-break/></text:span><text:span text:style-name="T6">Chain of Responsibility:<text:line-break/></text:span><text:span text:style-name="T4">Pass requests between command and processing objects within a chain of objects.<text:line-break/></text:span><text:span text:style-name="T6">Command:</text:span><text:span text:style-name="T4"><text:line-break/>Encapsulate a method call as an object containing all necessary information.<text:line-break/></text:span><text:span text:style-name="T6">Interpreter:</text:span><text:span text:style-name="T4"><text:line-break/>Include language elements and evaluate sentences in a given language<text:line-break/></text:span><text:span text:style-name="T6">Iterator:</text:span><text:span text:style-name="T4"><text:line-break/>Give sequential access to elements in a collection.<text:line-break/></text:span><text:span text:style-name="T6">Mediator:</text:span><text:span text:style-name="T4"><text:line-break/>Encapsulates and simplifies communication between objects.<text:line-break/></text:span><text:span text:style-name="T6">Memento:</text:span><text:span text:style-name="T4"><text:line-break/>Undo modifications and restore an object to its initial state.<text:line-break/></text:span><text:span text:style-name="T6">Observer:</text:span><text:span text:style-name="T4"><text:line-break/>Notify dependent objects of state changes.<text:line-break/></text:span><text:span text:style-name="T6">State:</text:span><text:span text:style-name="T4"><text:line-break/>Change object behaviour depending on its state<text:line-break/></text:span><text:span text:style-name="T6">Strategy:</text:span><text:span text:style-name="T4"><text:line-break/>Encapsulate algorithms within a class and make them interchangeable.<text:line-break/></text:span><text:span text:style-name="T6">Template Method:</text:span><text:span text:style-name="T4"><text:line-break/>Define an algorithm skeleton and delegate algorithm steps to subclasses so that they may be overridden.<text:line-break/></text:span><text:span text:style-name="T6">Visitor:</text:span><text:span text:style-name="T4"><text:line-break/>Add new operations to classes without modifying them.</text:span></text:p>
      <text:h text:style-name="P6" text:outline-level="2"/>
      <text:h text:style-name="P5" text:outline-level="2"><text:span text:style-name="T3"/></text:h>
      <text:h text:style-name="P7" text:outline-level="2"/>
      <text:list xml:id="list9038429909312426727" text:style-name="WW8Num4">
        <text:list-header>
          <text:p text:style-name="P3"><text:span text:style-name="T2"/></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Segoe UI Semibold" svg:font-family="'Segoe UI Semibold', Segoe-Semibold"/>
    <style:font-face style:name="Segoe UI" svg:font-family="'Segoe UI', Tahoma"/>
    <style:font-face style:name="Segoe UI1" svg:font-family="'Segoe UI', Tahoma, Arial, Helvetica, sans-serif"/>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size="18pt" fo:font-weight="bold" style:font-name-asian="SimSun1" style:font-size-asian="18pt" style:font-weight-asian="bold" style:font-name-complex="Ari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253340" style:font-name="Symbol" fo:font-size="10pt" fo:letter-spacing="normal" style:font-size-asian="10pt" style:font-name-complex="OpenSymbol"/>
    </style:style>
    <style:style style:name="WW8Num3z0" style:family="text">
      <style:text-properties fo:font-variant="normal" fo:text-transform="none" fo:color="#253340" style:font-name="Symbol" fo:font-size="10pt" fo:letter-spacing="normal" style:font-size-asian="10pt" style:font-name-complex="OpenSymbol"/>
    </style:style>
    <style:style style:name="WW8Num4z0" style:family="text">
      <style:text-properties fo:font-variant="normal" fo:text-transform="none"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76cm" fo:margin-bottom="1.363cm" fo:margin-left="0.926cm" fo:margin-right="0.6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ego Burlando</meta:initial-creator>
    <meta:creation-date>2016-08-07T09:03:00</meta:creation-date>
    <dc:creator>Diego Burlando</dc:creator>
    <dc:date>2016-08-07T09:34:39.59</dc:date>
    <meta:editing-cycles>3</meta:editing-cycles>
    <meta:editing-duration>PT22M25S</meta:editing-duration>
    <meta:generator>OpenOffice/4.1.2$Win32 OpenOffice.org_project/412m3$Build-9782</meta:generator>
    <meta:document-statistic meta:table-count="0" meta:image-count="0" meta:object-count="0" meta:page-count="2" meta:paragraph-count="3" meta:word-count="298" meta:character-count="2197"/>
  </office:meta>
</office:document-meta>
</file>